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3.748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3.487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2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8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11" style:family="table-cell" style:parent-style-name="Default" style:data-style-name="N100"/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52">
      <style:table-cell-properties style:rotation-align="non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style:rotation-align="none"/>
    </style:style>
    <style:style style:name="ce14" style:family="table-cell" style:parent-style-name="Default" style:data-style-name="N1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ce7"/>
        <table:table-column table:style-name="co7" table:number-columns-repeated="16374" table:default-cell-style-name="Default"/>
        <table:table-row table:style-name="ro1">
          <table:table-cell table:style-name="ce8" office:value-type="string" calcext:value-type="string">
            <text:p>Bauteilliste uSD2IEC Tic Tac Edi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Baufor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Reichelt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1, C7, C8</text:p>
          </table:table-cell>
          <table:table-cell table:style-name="ce1" office:value-type="string" calcext:value-type="string">
            <text:p>100n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0" office:value-type="string" calcext:value-type="string">
            <text:p><text:a xlink:href="https://www.reichelt.de/vielschicht-kerko-100nf-50v-125-c-kem-x7r0805-100n-p207073.html?&amp;GROUP=B3517&amp;START=0&amp;SORT=-rank&amp;OFFSET=16&amp;nbc=1" xlink:type="simple">KEM X7R0805 100N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4, C5</text:p>
          </table:table-cell>
          <table:table-cell table:style-name="ce1" office:value-type="string" calcext:value-type="string">
            <text:p>56pF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vielschicht-kerko-56pf-50v-125-c-kem-c0g0805-56p-p207032.html?&amp;GROUP=B3517&amp;START=0&amp;SORT=-rank&amp;OFFSET=16&amp;nbc=1" xlink:type="simple">KEM C0G0805 56P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C2, C3, C6</text:p>
          </table:table-cell>
          <table:table-cell table:style-name="ce1" office:value-type="string" calcext:value-type="string">
            <text:p>10µF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/>
          <table:table-cell table:style-name="ce10" office:value-type="string" calcext:value-type="string">
            <text:p><text:a xlink:href="https://www.reichelt.de/smd-tantal-10-f-16v-125-c-t491a-10u-16-p206441.html?&amp;GROUP=B317&amp;START=0&amp;SORT=-rank&amp;OFFSET=16&amp;nbc=1" xlink:type="simple">T491A 10U 16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4148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D-123</text:p>
          </table:table-cell>
          <table:table-cell table:style-name="ce1"/>
          <table:table-cell table:style-name="ce10" office:value-type="string" calcext:value-type="string">
            <text:p><text:a xlink:href="https://www.reichelt.de/kleinsignal-schalt-diode-100-v-150-ma-sod-123-1n-4148w-dio-p219382.html?&amp;GROUP=A4B&amp;START=0&amp;SORT=-rank&amp;OFFSET=16&amp;nbc=1" xlink:type="simple">1N 4148W DIO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MEGA644P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TQFP44</text:p>
          </table:table-cell>
          <table:table-cell table:style-name="ce1"/>
          <table:table-cell table:style-name="ce10" office:value-type="string" calcext:value-type="string">
            <text:p><text:a xlink:href="https://www.reichelt.de/8-bit-atmega-avr-mikrocontroller-64-kb-20-mhz-tqfp-44-atmega-644p20au-p188777.html?&amp;GROUP=A2B1&amp;START=0&amp;SORT=-rank&amp;OFFSET=16&amp;nbc=1" xlink:type="simple">ATMEGA 644P20AU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MCP1700T-3002E_T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OT95P237X112-3N</text:p>
          </table:table-cell>
          <table:table-cell table:style-name="ce1" office:value-type="string" calcext:value-type="string">
            <text:p>HC 6206</text:p>
          </table:table-cell>
          <table:table-cell table:style-name="ce10" office:value-type="string" calcext:value-type="string">
            <text:p><text:a xlink:href="https://www.reichelt.de/ldo-regler-fest-3-v-sot-23-3-mcp-1700t-3002e-p216941.html?&amp;GROUP=A2A2&amp;START=0&amp;SORT=-rank&amp;OFFSET=16&amp;nbc=1" xlink:type="simple">MCP 1700T-3002E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1</text:p>
          </table:table-cell>
          <table:table-cell table:style-name="ce1" office:value-type="string" calcext:value-type="string">
            <text:p>LED1206 red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/>
          <table:table-cell table:style-name="ce10" office:value-type="string" calcext:value-type="string">
            <text:p><text:a xlink:href="https://www.reichelt.de/led-smd-3216-1206-rot-12-mcd-120--smd-led-1206-rt-p31439.html?&amp;GROUP=A5381&amp;START=0&amp;SORT=-rank&amp;OFFSET=16&amp;nbc=1" xlink:type="simple">SMD-LED 1206 RT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LED2</text:p>
          </table:table-cell>
          <table:table-cell table:style-name="ce1" office:value-type="string" calcext:value-type="string">
            <text:p>LED1206 green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1206</text:p>
          </table:table-cell>
          <table:table-cell table:style-name="ce1"/>
          <table:table-cell table:style-name="ce10" office:value-type="string" calcext:value-type="string">
            <text:p><text:a xlink:href="https://www.reichelt.de/smd-led-1206-superhell-gruen-gap-12-mcd-120-3-2-x-1-6-mm--smd-led-1206-gn-p31440.html?&amp;GROUP=A5381&amp;START=0&amp;SORT=-rank&amp;OFFSET=16&amp;nbc=1" xlink:type="simple">SMD-LED 1206 GN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HC49/S <text:s text:c="12"/></text:p>
          </table:table-cell>
          <table:table-cell table:style-name="ce1"/>
          <table:table-cell table:style-name="ce10" office:value-type="string" calcext:value-type="string">
            <text:p><text:a xlink:href="https://www.reichelt.de/standardquarz-grundton-8-000000-mhz-8-0000-hc49u-s-p32845.html?&amp;GROUP=B41&amp;START=0&amp;SORT=-rank&amp;OFFSET=16&amp;nbc=1" xlink:type="simple">8,0000-HC49U-S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2, R3, R4, R101</text:p>
          </table:table-cell>
          <table:table-cell table:style-name="ce1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smd-widerstand-0805-10-kohm-125-mw-1--wal-wr08x1002ftl-p346579.html?&amp;GROUP=B1D3&amp;START=0&amp;SORT=-rank&amp;OFFSET=16&amp;nbc=1" xlink:type="simple">WAL WR08X1002FTL</text:a>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7, R9, R11</text:p>
          </table:table-cell>
          <table:table-cell table:style-name="ce1" office:value-type="string" calcext:value-type="string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smd-widerstand-0805-18-ohm-125-mw-1--wal-wr08x18r0ftl-p346592.html?&amp;GROUP=B1D3&amp;START=0&amp;SORT=-rank&amp;OFFSET=16&amp;nbc=1" xlink:type="simple">WAL WR08X18R0FTL</text:a>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8, R10, R12</text:p>
          </table:table-cell>
          <table:table-cell table:style-name="ce1" office:value-type="string" calcext:value-type="string">
            <text:p>22k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smd-widerstand-0805-22-kohm-125-mw-1--wal-wr08x2202ftl-p346600.html?&amp;GROUP=B1D3&amp;START=0&amp;SORT=-rank&amp;OFFSET=16&amp;nbc=1" xlink:type="simple">WAL WR08X2202FTL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.2" calcext:value-type="float">
            <text:p>2,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smd-widerstand-0805-2-2-ohm-125-mw-5--rnd-1550805-aa-p250218.html?&amp;GROUP=B1D3&amp;START=0&amp;SORT=-rank&amp;OFFSET=16&amp;nbc=1" xlink:type="simple">RND 1550805 AA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R30, R31</text:p>
          </table:table-cell>
          <table:table-cell table:style-name="ce1" office:value-type="string" calcext:value-type="string">
            <text:p>33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805</text:p>
          </table:table-cell>
          <table:table-cell table:style-name="ce1"/>
          <table:table-cell table:style-name="ce10" office:value-type="string" calcext:value-type="string">
            <text:p><text:a xlink:href="https://www.reichelt.de/smd-widerstand-0805-330-ohm-125-mw-5--rnd-1550805-bt-p250263.html?&amp;GROUP=B1D3&amp;START=0&amp;SORT=-rank&amp;OFFSET=16&amp;nbc=1" xlink:type="simple">RND 1550805 BT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T2,T3,T4</text:p>
          </table:table-cell>
          <table:table-cell table:style-name="ce1" office:value-type="string" calcext:value-type="string">
            <text:p>IRLML240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OT23</text:p>
          </table:table-cell>
          <table:table-cell/>
          <table:table-cell table:style-name="ce10" office:value-type="string" calcext:value-type="string">
            <text:p><text:a xlink:href="https://www.reichelt.de/mosfet-n-kanal-20-v-1-2-a-rds-on-0-25-ohm-sot-23-irlml-2402-p108736.html?&amp;GROUP=A1B2&amp;START=0&amp;SORT=-rank&amp;OFFSET=16&amp;nbc=1" xlink:type="simple">IRLML 2402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S1, S2, S3</text:p>
          </table:table-cell>
          <table:table-cell table:style-name="ce1" office:value-type="string" calcext:value-type="string">
            <text:p>TASTER-9314_SMD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Micromatch Buchse</text:p>
          </table:table-cell>
          <table:table-cell table:style-name="ce10" office:value-type="string" calcext:value-type="string">
            <text:p><text:a xlink:href="https://www.reichelt.de/buchsenleisten-micromatch-1-27-mm-2x03-gerade-mpe-369-1-006-p120008.html?&amp;GROUP=C1B3&amp;START=0&amp;SORT=-rank&amp;OFFSET=16&amp;nbc=1" xlink:type="simple">MPE 369-1-006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1-2</text:p>
          </table:table-cell>
          <table:table-cell table:style-name="ce1" office:value-type="string" calcext:value-type="string">
            <text:p>MICROMATCH-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Micromatch Stecker</text:p>
          </table:table-cell>
          <table:table-cell table:style-name="ce10" office:value-type="string" calcext:value-type="string">
            <text:p><text:a xlink:href="https://www.reichelt.de/idc-stiftwanne-micro-match-06-polig-mpe-372-1-006-p120050.html?&amp;GROUP=C1B3&amp;START=0&amp;SORT=-rank&amp;OFFSET=16&amp;nbc=1" xlink:type="simple">MPE 372-1-006</text:a> </text:p>
          </table:table-cell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MICROSD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µSD card slot</text:p>
          </table:table-cell>
          <table:table-cell table:style-name="ce1"/>
          <table:table-cell table:style-name="ce3" table:number-columns-repeated="2"/>
          <table:table-cell/>
          <table:table-cell table:style-name="ce14"/>
          <table:table-cell table:number-columns-repeated="16374"/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1X6</text:p>
          </table:table-cell>
          <table:table-cell table:style-name="ce2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tiftleisten 1,27 mm 1X50</text:p>
          </table:table-cell>
          <table:table-cell table:style-name="ce10" office:value-type="string" calcext:value-type="string">
            <text:p><text:a xlink:href="https://www.reichelt.de/10pol-stiftleiste-gerade-rm-1-27-sl-1x10g-1-27-p51692.html?&amp;GROUP=C141&amp;START=0&amp;SORT=-rank&amp;OFFSET=16&amp;nbc=1" xlink:type="simple">SL 1X10G 1,27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Kabel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chbandkabel-6x</text:p>
          </table:table-cell>
          <table:table-cell table:number-columns-repeated="4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hlstecker,5,5-2,1</text:p>
          </table:table-cell>
          <table:table-cell table:style-name="ce10" office:value-type="string" calcext:value-type="string">
            <text:p><text:a xlink:href="https://www.reichelt.de/hohlstecker-knickschutz-aussen-5-5-mm-innen-2-1-mm-hs-21-9-p8647.html?&amp;GROUP=C195&amp;START=0&amp;SORT=-rank&amp;OFFSET=16&amp;nbc=1" xlink:type="simple">HS 21-9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N-Stecker, 6-Pol., Hufeisenform</text:p>
          </table:table-cell>
          <table:table-cell table:style-name="ce10" office:value-type="string" calcext:value-type="string">
            <text:p><text:a xlink:href="https://www.reichelt.de/din-stecker-6-polig-mas-60-p11200.html?&amp;GROUP=C1651&amp;START=0&amp;SORT=-rank&amp;OFFSET=16&amp;nbc=1" xlink:type="simple">MAS 60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DC-Adapter,5,5-2,1</text:p>
          </table:table-cell>
          <table:table-cell table:style-name="ce10" office:value-type="string" calcext:value-type="string">
            <text:p><text:a xlink:href="https://www.reichelt.de/kupplung-kupplung-aussen-5-5-mm-innen-2-1-mm-dc-ad-072241-p202907.html?&amp;GROUP=C195&amp;START=0&amp;SORT=-rank&amp;OFFSET=16&amp;nbc=1" xlink:type="simple">DC-AD 072241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µSD Karte 2GB</text:p>
          </table:table-cell>
          <table:table-cell table:style-name="ce10" office:value-type="string" calcext:value-type="string">
            <text:p><text:a xlink:href="https://www.reichelt.de/microsd-speicherkarte-2gb-transcend-mit-adapter-ts2gusd-p171415.html?&amp;GROUP=ET5&amp;START=0&amp;SORT=-rank&amp;OFFSET=16&amp;nbc=1" xlink:type="simple">TS2GUSD</text:a> </text:p>
          </table:table-cell>
          <table:table-cell table:number-columns-repeated="3"/>
          <table:table-cell table:style-name="ce14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c Tac Box</text:p>
          </table:table-cell>
          <table:table-cell table:number-columns-repeated="16379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08:06:37.8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as Schumm</meta:initial-creator>
    <dc:creator>Andreas Schumm</dc:creator>
    <meta:creation-date>2020-07-19T08:37:58</meta:creation-date>
    <dc:date>2023-08-03T08:07:51.477000000</dc:date>
    <meta:editing-duration>PT22M6S</meta:editing-duration>
    <meta:generator>LibreOffice/7.5.5.2$Windows_X86_64 LibreOffice_project/ca8fe7424262805f223b9a2334bc7181abbcbf5e</meta:generator>
    <meta:editing-cycles>3</meta:editing-cycles>
    <meta:document-statistic meta:table-count="1" meta:cell-count="125" meta:object-count="0"/>
    <meta:user-defined meta:name="AppVersion">16.0300</meta:user-defined>
  </office:meta>
</office:document-meta>
</file>